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-asian="Tahoma1"/>
    </style:style>
    <style:style style:name="P2" style:family="paragraph" style:parent-style-name="Standard">
      <style:paragraph-properties fo:margin-left="0in" fo:margin-right="0in" fo:text-indent="0.25in" style:auto-text-indent="false"/>
    </style:style>
    <style:style style:name="P3" style:family="paragraph" style:parent-style-name="Standard">
      <style:paragraph-properties fo:margin-left="0in" fo:margin-right="0in" fo:text-indent="0.25in" style:auto-text-indent="false"/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</style:style>
    <style:style style:name="P5" style:family="paragraph" style:parent-style-name="Standard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>
      <style:text-properties fo:color="#000000" style:font-name-asian="Tahoma1"/>
    </style:style>
    <style:style style:name="P8" style:family="paragraph" style:parent-style-name="List_20_Paragraph">
      <style:text-properties fo:color="#000000" fo:font-weight="bold" style:font-name-asian="Tahoma1" style:font-weight-asian="bold" style:font-weight-complex="bold"/>
    </style:style>
    <style:style style:name="P9" style:family="paragraph" style:parent-style-name="List_20_Paragraph" style:list-style-name="WWNum2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</style:style>
    <style:style style:name="P10" style:family="paragraph" style:parent-style-name="List_20_Paragraph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</style:style>
    <style:style style:name="P11" style:family="paragraph" style:parent-style-name="List_20_Paragraph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  <style:text-properties fo:color="#000000" style:font-name-asian="Tahoma1"/>
    </style:style>
    <style:style style:name="P12" style:family="paragraph" style:parent-style-name="List_20_Paragraph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  <style:text-properties fo:color="#000000" fo:font-weight="bold" style:font-name-asian="Tahoma1" style:font-weight-asian="bold" style:font-weight-complex="bold"/>
    </style:style>
    <style:style style:name="P13" style:family="paragraph" style:parent-style-name="List_20_Paragraph">
      <style:paragraph-properties fo:margin-left="0.5in" fo:margin-right="0.3752in" fo:margin-top="0.1457in" fo:margin-bottom="0in" fo:line-height="0.1827in" fo:text-align="justify" style:justify-single-word="false" fo:orphans="0" fo:widows="0" fo:text-indent="0in" style:auto-text-indent="false">
        <style:tab-stops>
          <style:tab-stop style:position="0.1252in"/>
        </style:tab-stops>
      </style:paragraph-properties>
      <style:text-properties fo:color="#000000" fo:font-weight="bold" style:font-name-asian="Tahoma1" style:font-weight-asian="bold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-asian="Tahoma1"/>
    </style:style>
    <style:style style:name="T4" style:family="text">
      <style:text-properties fo:color="#000000" fo:font-weight="bold" style:font-name-asian="Tahoma1" style:font-weight-asian="bold" style:font-weight-complex="bold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2"><text:span text:style-name="T1">Perform the following tasks by writing appropriate queries using inbuilt SQL functions-</text:span></text:p>
      <text:list xml:id="list5925431986292523089" text:style-name="WWNum2">
        <text:list-item>
          <text:p text:style-name="P9"><text:span text:style-name="T3">Display the count of employees in an organization.</text:span></text:p>
        </text:list-item>
      </text:list>
      <text:p text:style-name="P12">A) <text:s text:c="2"/><text:span text:style-name="T5">SELECT COUNT(*) FROM EMP;</text:span></text:p>
      <text:list xml:id="list37491660" text:continue-numbering="true" text:style-name="WWNum2">
        <text:list-item>
          <text:p text:style-name="P9"><text:span text:style-name="T3">Display the employee name, the month (in words) and the year (as a 4 digit) when he/she joined the company. Use appropriate headings for each column.</text:span></text:p>
        </text:list-item>
      </text:list>
      <text:p text:style-name="P7"/>
      <text:p text:style-name="P8">A) <text:s text:c="2"/>select ENAME, DATE_FORMAT(HIREDATE,'%M,%Y')"JOININGDATE" FROM EMP;</text:p>
      <text:list xml:id="list37483467" text:continue-numbering="true" text:style-name="WWNum2">
        <text:list-item>
          <text:p text:style-name="P9"><text:span text:style-name="T3">Display the maximum and minimum salary <text:s/>figures in an organization</text:span></text:p>
        </text:list-item>
      </text:list>
      <text:p text:style-name="P7"/>
      <text:p text:style-name="P12">A) <text:s text:c="3"/>SELECT MAX(SAL),MIN(SAL) FROM EMP;</text:p>
      <text:list xml:id="list37513946" text:continue-numbering="true" text:style-name="WWNum2">
        <text:list-item>
          <text:p text:style-name="P9"><text:span text:style-name="T3">Display the employee name and the salary earned by each employee. For salaries which are NULL, <text:s/>a zero value (0) <text:s/>needs to be displayed.</text:span></text:p>
        </text:list-item>
      </text:list>
      <text:p text:style-name="P12">A) <text:s text:c="2"/>SELECT ENAME,SAL FROM EMP;</text:p>
      <text:list xml:id="list37503355" text:continue-numbering="true" text:style-name="WWNum2">
        <text:list-item>
          <text:p text:style-name="P9"><text:span text:style-name="T3">Display the count of all the names in an organization.</text:span></text:p>
        </text:list-item>
      </text:list>
      <text:p text:style-name="P7"/>
      <text:p text:style-name="P12">A) <text:s text:c="2"/>SELECT COUNT(ENAME) FROM EMP;</text:p>
      <text:list xml:id="list37504862" text:continue-numbering="true" text:style-name="WWNum2">
        <text:list-item>
          <text:p text:style-name="P9"><text:span text:style-name="T3">Display the count of unique names in an organization.</text:span></text:p>
        </text:list-item>
      </text:list>
      <text:p text:style-name="P7"/>
      <text:p text:style-name="P12">A) <text:s/>SELECT DISTINCT COUNT(ENAME) FROM EMP;</text:p>
      <text:p text:style-name="P11"/>
      <text:list xml:id="list37494994" text:continue-numbering="true" text:style-name="WWNum2">
        <text:list-item>
          <text:p text:style-name="P9"><text:span text:style-name="T3">Display the employee name, job, department name and his tot2al duration of stay in the company till date in terms of days. Use appropriate field headings.</text:span></text:p>
        </text:list-item>
      </text:list>
      <text:p text:style-name="P12">A) <text:s/>SELECT ENAME,JOB,DEPT.DNAME, DATEDIFF(NOW(),HIREDATE)"TOTAL DURATION OF DAYS" <text:s/>FROM EMP,DEPT;</text:p>
      <text:p text:style-name="P12"/>
      <text:list xml:id="list37485019" text:continue-numbering="true" text:style-name="WWNum2">
        <text:list-item>
          <text:p text:style-name="P9"><text:span text:style-name="T3">Display the count of employees across each department in an organization. </text:span></text:p>
        </text:list-item>
      </text:list>
      <text:p text:style-name="List_20_Paragraph"><text:span text:style-name="T3">Example-</text:span></text:p>
      <text:p text:style-name="List_20_Paragraph"><text:span text:style-name="T3"><text:tab/><text:tab/>Sales<text:tab/><text:tab/>15</text:span></text:p>
      <text:p text:style-name="List_20_Paragraph"><text:soft-page-break/><text:span text:style-name="T3"><text:tab/><text:tab/>Finance<text:tab/><text:tab/>20</text:span></text:p>
      <text:p text:style-name="List_20_Paragraph"><text:span text:style-name="T3"><text:tab/><text:tab/>Delivery<text:tab/>35<text:tab/></text:span></text:p>
      <text:p text:style-name="P12"><text:span text:style-name="T3">A) select count(*) as count,DEPT.DNAME <text:s/>from EMP <text:s/>inner join DEPT on EMP.DEPTNO = DEPT.DEPTNO <text:s/>group by DEPT.DNAME;</text:span></text:p>
      <text:p text:style-name="P11"/>
      <text:list xml:id="list37489290" text:continue-numbering="true" text:style-name="WWNum2">
        <text:list-item>
          <text:p text:style-name="P9"><text:span text:style-name="T3">Display the job wise average salary values earned .List the output in the descending order of the average salary.</text:span></text:p>
        </text:list-item>
      </text:list>
      <text:p text:style-name="P10"><text:span text:style-name="T4">A) </text:span><text:span text:style-name="T2"> select DEPTNO, MAX(SAL) AS 'Maximum Salary' from EMP GROUP by DEPTNO;select DEPTNO, AVG(SAL) AS 'Average Salary' from EMP GROUP by DEPTNO; </text:span></text:p>
      <text:list xml:id="list37511507" text:continue-numbering="true" text:style-name="WWNum2">
        <text:list-item>
          <text:p text:style-name="P9"><text:span text:style-name="T3">Display the count of employees hired month wise .The data should arranged sequentially according to month. </text:span></text:p>
        </text:list-item>
      </text:list>
      <text:p text:style-name="P4"><text:span text:style-name="T3"><text:tab/><text:tab/> Example-</text:span></text:p>
      <text:p text:style-name="P5"><text:span text:style-name="T3"><text:s text:c="4"/><text:tab/><text:tab/><text:tab/>Month<text:tab/><text:tab/>Month Number<text:tab/><text:tab/>Count</text:span></text:p>
      <text:p text:style-name="P5"><text:span text:style-name="T3"><text:s text:c="2"/><text:tab/><text:tab/><text:tab/>Jan<text:tab/><text:tab/><text:tab/>01<text:tab/><text:tab/> <text:s text:c="2"/>10</text:span></text:p>
      <text:p text:style-name="P5"><text:span text:style-name="T3"><text:tab/><text:tab/><text:tab/>Feb<text:tab/><text:tab/><text:tab/>02<text:tab/><text:tab/> <text:s text:c="3"/>5</text:span></text:p>
      <text:p text:style-name="P5"><text:span text:style-name="T3"><text:s text:c="4"/><text:tab/><text:tab/><text:tab/>Mar<text:tab/><text:tab/> <text:s text:c="14"/>03<text:tab/><text:tab/> <text:s/>20</text:span></text:p>
      <text:p text:style-name="P5"><text:span text:style-name="T3"/></text:p>
      <text:p text:style-name="P12"><text:span text:style-name="T3">A) SELECT DATE_FORMAT(HIREDATE,'%M'),MID(HIREDATE,6,2),COUNT(EMPNO) FROM EMP GROUP BY 2;</text:span></text:p>
      <text:p text:style-name="P1"/>
      <text:p text:style-name="Standard"><text:span text:style-name="T3"><text:s text:c="6"/>11) Display the details of the employee receiving the highest salary in the organization.</text:span></text:p>
      <text:p text:style-name="P1"><text:s text:c="7"/><text:span text:style-name="T2">A)SELECT MAX(SAL) FROM EMP;</text:span></text:p>
      <text:p text:style-name="Standard"><text:span text:style-name="T3"><text:s text:c="7"/>12) Display the details of the employee receiving the third highest salary in the organization.</text:span></text:p>
      <text:p text:style-name="P1"><text:s text:c="6"/><text:span text:style-name="T2">A) SELECT <text:s/>ENAME,MAX(SAL)FROM EMP WHERE SAL&lt;(SELECT MAX(SAL)FROM EMP WHERE SAL&lt;(SELECT MAX(SAL)FROM EMP));</text:span></text:p>
      <text:p text:style-name="Standard"><text:span text:style-name="T3"><text:s text:c="7"/>13) Display the names of those jobs which have an average salary ranging between 5 to 10 lacs. </text:span></text:p>
      <text:p text:style-name="P1"><text:s text:c="8"/><text:span text:style-name="T2">A) <text:s/>SELECT JOB,AVG(SAL) FROM EMP WHERE SAL BETWEEN 500000 AND 1000000;</text:span></text:p>
      <text:p text:style-name="Standard"><text:span text:style-name="T3"><text:s text:c="7"/>14) <text:s/>Display the names of the departments which have no employees assigned at the moment.</text:span></text:p>
      <text:p text:style-name="Standard"><text:span text:style-name="T3"><text:s text:c="8"/></text:span><text:span text:style-name="T4">A)SELECT DNAME FROM DEPT,EMP WHERE EMP.EMPNO IS NULL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Times New Roman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7e_LT_7e_Notizen" style:display-name="Default~LT~Notizen" style:family="paragraph" style:default-outline-level="" style:list-style-name="">
      <style:paragraph-properties fo:margin-top="0.0626in" fo:margin-bottom="0in" style:line-height-at-least="0.0693in" fo:orphans="0" fo:widows="0" fo:hyphenation-ladder-count="no-limit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font-name="Tahoma" fo:font-size="12pt" style:font-name-asian="Tahoma1" style:font-size-asian="12pt" style:font-name-complex="Times New Roman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alina Ganguly</meta:initial-creator>
    <meta:editing-cycles>2</meta:editing-cycles>
    <meta:creation-date>2017-07-31T09:39:00</meta:creation-date>
    <dc:date>2022-03-29T17:26:18.16</dc:date>
    <meta:editing-duration>PT2S</meta:editing-duration>
    <meta:generator>OpenOffice/4.1.10$Win32 OpenOffice.org_project/4110m2$Build-9807</meta:generator>
    <meta:document-statistic meta:table-count="0" meta:image-count="0" meta:object-count="0" meta:page-count="2" meta:paragraph-count="38" meta:word-count="387" meta:character-count="25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